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9"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11"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weight-asian="bold" style:font-weight-complex="bold"/>
    </style:style>
    <style:style style:name="P12"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style>
    <style:style style:name="P14" style:family="paragraph" style:parent-style-name="Text_20_body">
      <style:paragraph-properties fo:margin-top="0in" fo:margin-bottom="0in" fo:line-height="114%" style:writing-mode="lr-tb"/>
      <style:text-properties fo:font-weight="normal" style:font-weight-asian="normal" style:font-weight-complex="normal"/>
    </style:style>
    <style:style style:name="P15" style:family="paragraph" style:parent-style-name="Standard">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6"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7"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da4257f-434f-fe64-7652-4e5299ab771e"/>General Design</text:p>
      <text:p text:style-name="P6">Skill System:</text:p>
      <text:p text:style-name="P7">Get a skill point when you complete each level, and for completing side objectives in the levels. Use these skill points to unlock new skills. The skill bar consists of 4 skills. Skills can cost between 1 and 2 points to unlock</text:p>
      <text:p text:style-name="P1"><text:line-break/></text:p>
      <text:p text:style-name="P6">Armor System:</text:p>
      <text:p text:style-name="P7">Collect gold from the world and enemies and use it to buy armor upgrades from the blacksmith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6">Potions:</text:p>
      <text:p text:style-name="P7">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text:soft-page-break/>Skills</text:p>
      <text:p text:style-name="P7">Skills are broken up into four conceptual groups, Primary, Secondary, Power and Tech. </text:p>
      <text:p text:style-name="Text_20_body"/>
      <text:p text:style-name="P3">Primary <text:span text:style-name="T1">- Primary damage dealers</text:span></text:p>
      <text:p text:style-name="P7">Laser Shot - Fast and accurate laser shot with medium damage. </text:p>
      <text:p text:style-name="P7"><text:s text:c="20"/>Damage: 10-12 <text:s text:c="2"/>Cooldown: .8s</text:p>
      <text:p text:style-name="Text_20_body"/>
      <text:p text:style-name="P7">Buckshot - Shoots a blast of buckshot that does high damage but has low range. </text:p>
      <text:p text:style-name="P7"><text:s text:c="19"/>Damage: 3-6 X 5 <text:s text:c="2"/>Cooldown: .8s</text:p>
      <text:p text:style-name="Text_20_body"/>
      <text:p text:style-name="P7">Ricochet Blade -Shoots a deadly blade that bounces off walls and pierces enemies.</text:p>
      <text:p text:style-name="P7"><text:s text:c="27"/>Damage: 7-9 <text:s text:c="4"/>Cooldown: .8s</text:p>
      <text:p text:style-name="Text_20_body"/>
      <text:p text:style-name="P7">Rocket Launcher - Shoots a rocket that explodes and does AOE damage.</text:p>
      <text:p text:style-name="P7"><text:s text:c="31"/>Damage: 14-16 <text:s text:c="3"/>Cooldown: .8s </text:p>
      <text:p text:style-name="Text_20_body"/>
      <text:p text:style-name="P3">Secondary <text:span text:style-name="T1">- Seondary damage dealers with utility</text:span></text:p>
      <text:p text:style-name="P7">Bash Attack - An Aoe strike with short range that bashes enemies backwards and slows.</text:p>
      <text:p text:style-name="P7"><text:s text:c="22"/>Damage: 13-15 <text:s text:c="5"/>Cooldown: 3s <text:s text:c="11"/></text:p>
      <text:p text:style-name="Text_20_body"/>
      <text:p text:style-name="P7">Dash Attack - Dashes forward passing through enemies mini-stunning and doing damage.</text:p>
      <text:p text:style-name="P7"><text:s text:c="23"/>Damage: 12-14 <text:s text:c="4"/>Cooldown: 3s</text:p>
      <text:p text:style-name="Text_20_body"/>
      <text:p text:style-name="P7">Boomerang Blade- A boomerang attack that leeches life from all enemies struck, catch the <text:s/><text:tab/><text:tab/> <text:s text:c="5"/>boomerang on the way back to reset the cooldown.</text:p>
      <text:p text:style-name="P7"><text:s text:c="28"/>Damage: 14-16 <text:s text:c="7"/>Cooldown: 4.5s</text:p>
      <text:p text:style-name="Text_20_body"/>
      <text:p text:style-name="P7">Snipe - Shoots a long range powerful beam of energy that always causes a critical hit.</text:p>
      <text:p text:style-name="P7"><text:s text:c="13"/>Damage: 19-22 x2 <text:s text:c="9"/>Cooldown: 5s</text:p>
      <text:p text:style-name="Text_20_body"/>
      <text:p text:style-name="P3">Power <text:span text:style-name="T1">-High damage high cooldown</text:span></text:p>
      <text:p text:style-name="P7">Poison Grenade- A poison bomb that trails poisonous gas that slows and damages.</text:p>
      <text:p text:style-name="P7"><text:s text:c="29"/>Damage: 6/s X 7s <text:s text:c="12"/>Cooldown: 25s</text:p>
      <text:p text:style-name="Text_20_body"/>
      <text:p text:style-name="P15">Fan of Knives- An aoe melee attack</text:p>
      <text:p text:style-name="P7"><text:s text:c="28"/>Damage: 5-30 <text:s text:c="19"/>Cooldown: 6s</text:p>
      <text:p text:style-name="Text_20_body"/>
      <text:p text:style-name="P7">Cluster Bomb- Throws a cluster of bombs that stun enemies in a medium radius.</text:p>
      <text:p text:style-name="P7"><text:s text:c="25"/>Damage: 10-12 x3 <text:s text:c="15"/>Cooldown: 5s</text:p>
      <text:p text:style-name="Text_20_body"/>
      <text:p text:style-name="P7">Exploding Barrel- Rolls an explosive barrel that explodes into high damaging shrapnal.</text:p>
      <text:p text:style-name="P7"><text:s text:c="30"/>Damage: 15 -17 <text:s text:c="14"/>Cooldown: 10s</text:p>
      <text:p text:style-name="P3"><text:soft-page-break/>Tech <text:span text:style-name="T1">- Utility</text:span></text:p>
      <text:p text:style-name="P7">Leeching Blades - Launches blades that spin around you doing damage and leeching <text:s text:c="2"/><text:tab/> <text:s text:c="19"/>health from enemies.</text:p>
      <text:p text:style-name="P7"><text:s text:c="31"/>Damage: 10-12 x3 <text:s text:c="12"/>Cooldown: <text:s/>1800</text:p>
      <text:p text:style-name="Text_20_body"/>
      <text:p text:style-name="P7">Gravity Shield- Creates a defensive shield around the player mitigating melee damage and <text:s/><text:tab/> <text:s text:c="13"/>deflecting ranged attacks. </text:p>
      <text:p text:style-name="P7"><text:s text:c="26"/>Damage: N/A <text:s text:c="16"/>Cooldown: 20s</text:p>
      <text:p text:style-name="Text_20_body"/>
      <text:p text:style-name="P7">Ice Ward - Places a damage ward on the ground damaging and slowing all enemies <text:tab/> <text:s text:c="16"/><text:tab/> <text:s text:c="7"/>in its area of effect. </text:p>
      <text:p text:style-name="P7"><text:s text:c="26"/>Damage: <text:s text:c="2"/>2/s <text:s text:c="20"/>Cooldown: 30s</text:p>
      <text:p text:style-name="P2"/>
      <text:p text:style-name="P7">Attack Droid - Spawns a droid that flies around with you shooting at enemies </text:p>
      <text:p text:style-name="P7"><text:s text:c="23"/>Damage: 7-9 <text:s text:c="18"/>Cooldown: 30s</text:p>
      <text:p text:style-name="Text_20_body"/>
      <text:p text:style-name="Text_20_body"/>
      <text:p text:style-name="P4">ARMOR</text:p>
      <text:p text:style-name="P9"/>
      <text:p text:style-name="P5">Helm</text:p>
      <text:p text:style-name="P12">Modifiers:</text:p>
      <text:p text:style-name="P9">-see enemy health</text:p>
      <text:p text:style-name="P9">-double gold find</text:p>
      <text:p text:style-name="P9">-see secondary objectives on radar</text:p>
      <text:p text:style-name="P9">-reveal secret areas on map</text:p>
      <text:p text:style-name="P9"/>
      <text:p text:style-name="P12">Stats:</text:p>
      <text:p text:style-name="P9">-life leech</text:p>
      <text:p text:style-name="P9">-healing effectiveness</text:p>
      <text:p text:style-name="P10"><text:span text:style-name="T1">-additional potions</text:span></text:p>
      <text:p text:style-name="P10"><text:span text:style-name="T1"/></text:p>
      <text:p text:style-name="P5">Armor</text:p>
      <text:p text:style-name="P12">Modifiers:</text:p>
      <text:p text:style-name="P9">- double cc reduction</text:p>
      <text:p text:style-name="P9">- doubles healing effectiveness</text:p>
      <text:p text:style-name="P9">- can carry up to 10 potions</text:p>
      <text:p text:style-name="P9">- 15% chance to absorb projectiles</text:p>
      <text:p text:style-name="P12"/>
      <text:p text:style-name="P12">Stats:</text:p>
      <text:p text:style-name="P9">-health</text:p>
      <text:p text:style-name="P9">-damage reduction</text:p>
      <text:p text:style-name="P9">-thorns</text:p>
      <text:p text:style-name="P9"/>
      <text:p text:style-name="P9"/>
      <text:p text:style-name="P5"><text:soft-page-break/></text:p>
      <text:p text:style-name="P5"/>
      <text:p text:style-name="P5">Weapon</text:p>
      <text:p text:style-name="P12">Modifiers:</text:p>
      <text:p text:style-name="P9">- Consecutive hits gain +5% crit</text:p>
      <text:p text:style-name="P9">- Melee attacks do 50% more damage</text:p>
      <text:p text:style-name="P9">- ranged attacks have a 50% chance to slow</text:p>
      <text:p text:style-name="P9">- Critical Hits gain +100% damage</text:p>
      <text:p text:style-name="P10"/>
      <text:p text:style-name="P12">Stats:</text:p>
      <text:p text:style-name="P9">-damage</text:p>
      <text:p text:style-name="P9">-attack speed</text:p>
      <text:p text:style-name="P9">-crit chance</text:p>
      <text:p text:style-name="P9"/>
      <text:p text:style-name="P5"><text:line-break/>Boots</text:p>
      <text:p text:style-name="P13">Modifiers:</text:p>
      <text:p text:style-name="P8">- +50% cc reduction boots</text:p>
      <text:p text:style-name="P8">-double jump</text:p>
      <text:p text:style-name="P8">-jetpack boots</text:p>
      <text:p text:style-name="P8">-teleport boots</text:p>
      <text:p text:style-name="P8"/>
      <text:p text:style-name="P13">Stats:</text:p>
      <text:p text:style-name="P9">-cc reduction</text:p>
      <text:p text:style-name="P8">-move speed</text:p>
      <text:p text:style-name="P8">-jump height</text:p>
      <text:p text:style-name="P1"/>
      <text:p text:style-name="P1"/>
      <text:p text:style-name="P1"><text:line-break/></text:p>
      <text:p text:style-name="P11">Modifier Ideas:</text:p>
      <text:p text:style-name="P14">Weapon - After a crit, gain 50% attack speed for 5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19H43M45S</meta:editing-duration>
    <meta:editing-cycles>34</meta:editing-cycles>
    <meta:generator>OpenOffice.org/3.4.1$Win32 OpenOffice.org_project/341m1$Build-9593</meta:generator>
    <dc:date>2014-04-27T11:39:21.53</dc:date>
    <meta:document-statistic meta:table-count="0" meta:image-count="0" meta:object-count="0" meta:page-count="4" meta:paragraph-count="92" meta:word-count="714" meta:character-count="4800"/>
    <meta:user-defined meta:name="Info 1"/>
    <meta:user-defined meta:name="Info 2"/>
    <meta:user-defined meta:name="Info 3"/>
    <meta:user-defined meta:name="Info 4"/>
  </office:meta>
</office:document-meta>
</file>